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1339f" officeooo:paragraph-rsid="0001339f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it" fo:country="IT" officeooo:paragraph-rsid="0001339f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language="it" fo:country="IT" officeooo:paragraph-rsid="00032ec7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fo:language="it" fo:country="IT" officeooo:rsid="00032ec7" officeooo:paragraph-rsid="00032ec7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language="it" fo:country="IT" officeooo:rsid="00032ec7" officeooo:paragraph-rsid="000489cd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fo:language="it" fo:country="IT" officeooo:rsid="000489cd" officeooo:paragraph-rsid="000489c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language="it" fo:country="IT" style:text-underline-style="solid" style:text-underline-width="auto" style:text-underline-color="font-color" fo:font-weight="bold" officeooo:rsid="0001339f" officeooo:paragraph-rsid="0001339f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fo:language="it" fo:country="IT" officeooo:rsid="0001339f" officeooo:paragraph-rsid="0001339f"/>
    </style:style>
    <style:style style:name="P10" style:family="paragraph" style:parent-style-name="Standard">
      <style:paragraph-properties fo:line-height="150%" fo:text-align="end" style:justify-single-word="false"/>
      <style:text-properties fo:language="it" fo:country="IT" fo:font-style="italic" fo:font-weight="bold" officeooo:rsid="0004a9e9" officeooo:paragraph-rsid="0004a9e9" style:font-style-asian="italic" style:font-weight-asian="bold" style:font-style-complex="italic" style:font-weight-complex="bold"/>
    </style:style>
    <style:style style:name="T1" style:family="text">
      <style:text-properties officeooo:rsid="0001339f"/>
    </style:style>
    <style:style style:name="T2" style:family="text">
      <style:text-properties officeooo:rsid="00024e47"/>
    </style:style>
    <style:style style:name="T3" style:family="text">
      <style:text-properties officeooo:rsid="00032ec7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2ec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489c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VENTIVO TAGLIO LEGNA</text:p>
      <text:p text:style-name="P1"/>
      <text:p text:style-name="P1"/>
      <text:p text:style-name="P1"/>
      <text:p text:style-name="P2"><text:span text:style-name="T4">LAMELLARE ABETE</text:span></text:p>
      <text:p text:style-name="P3"><text:span text:style-name="T1">1 TAVOLA 150 x 44 x 4 cm</text:span></text:p>
      <text:p text:style-name="P2">1 TAVOLA 150 x 44 x 2,7 cm</text:p>
      <text:p text:style-name="P3"><text:span text:style-name="T1">1 TAVOLA 100 x 44 x 4 cm</text:span></text:p>
      <text:p text:style-name="P2">1 TAVOLA 100 x 44 x 2,7 cm</text:p>
      <text:p text:style-name="P3"><text:span text:style-name="T1">7 TAVOLE </text:span><text:span text:style-name="T2">73 x 40 x 2,7 cm</text:span></text:p>
      <text:p text:style-name="P3"/>
      <text:p text:style-name="P3"/>
      <text:p text:style-name="P4"><text:span text:style-name="T5">MASONITE NOCE 4mm</text:span></text:p>
      <text:p text:style-name="P5">1 PANNELLO 148 x 75 cm</text:p>
      <text:p text:style-name="P5"/>
      <text:p text:style-name="P5"/>
      <text:p text:style-name="P6"><text:span text:style-name="T6">MULTISTRATO BETULLA MARINO 12mm</text:span></text:p>
      <text:p text:style-name="P7">1 PANNELLO 103 x 69 cm</text:p>
      <text:p text:style-name="P7">2 PANNELLI 103 x 65 cm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10">Contatto:</text:p>
      <text:p text:style-name="P10">Armando Gaeta</text:p>
      <text:p text:style-name="P10">cell. 340 474 562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31T21:11:16.186000000</dc:date>
    <dc:creator>Armando Riccardo Gaeta</dc:creator>
    <meta:editing-duration>PT53M22S</meta:editing-duration>
    <meta:editing-cycles>6</meta:editing-cycles>
    <meta:document-statistic meta:table-count="0" meta:image-count="0" meta:object-count="0" meta:page-count="1" meta:paragraph-count="15" meta:word-count="77" meta:character-count="317" meta:non-whitespace-character-count="255"/>
  </office:meta>
</office:document-meta>
</file>